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2pt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ve Subjects for Frequent Recollection</text:p>
      <text:p text:style-name="Standard"/>
      <text:p text:style-name="Standard">I am subject to ageing. Aging is unavoidable.</text:p>
      <text:p text:style-name="Standard"/>
      <text:p text:style-name="Standard">I am subject to illness. Illness is unavoidable.</text:p>
      <text:p text:style-name="Standard"/>
      <text:p text:style-name="Standard">I am subject to death. Death is unavoidable.</text:p>
      <text:p text:style-name="Standard"/>
      <text:p text:style-name="Standard">I will grow different, separate fromall that is dear and appealing to me.</text:p>
      <text:p text:style-name="Standard"/>
      <text:p text:style-name="Standard">I am the owner of my actions, heir to my actions, born of my actions, related through my actions, and live dependent upon my actions.</text:p>
      <text:p text:style-name="Standard"/>
      <text:p text:style-name="Standard">Whatever I do, for good or for evil, to that will I fall heir.</text:p>
      <text:p text:style-name="Standard"/>
      <text:p text:style-name="P1">The Verses on Friends</text:p>
      <text:p text:style-name="P1"/>
      <text:p text:style-name="P4">One who makes friends only to cheat them,</text:p>
      <text:p text:style-name="P4"/>
      <text:p text:style-name="P4">one who is only good in word,</text:p>
      <text:p text:style-name="P4"/>
      <text:p text:style-name="P4">one who flatters and cajoles,</text:p>
      <text:p text:style-name="P4"/>
      <text:p text:style-name="P4">and a companion in ruinous fun:</text:p>
      <text:p text:style-name="P5"/>
      <text:p text:style-name="P4">These four, the wise know as non-friends: </text:p>
      <text:p text:style-name="P4"/>
      <text:p text:style-name="P4">Avoid them from afar,</text:p>
      <text:p text:style-name="P4"/>
      <text:p text:style-name="P4">like a dangerous road.</text:p>
      <text:p text:style-name="P4"/>
      <text:p text:style-name="P4"><text:s/>A friend who is helpful,</text:p>
      <text:p text:style-name="P4"/>
      <text:p text:style-name="P4">one who shares in sorrows and joys,</text:p>
      <text:p text:style-name="P4"/>
      <text:p text:style-name="P4">onew points you to worthwhile things,</text:p>
      <text:p text:style-name="P4"/>
      <text:p text:style-name="P4">one sympathetic to friends: </text:p>
      <text:p text:style-name="P4"/>
      <text:p text:style-name="P4">These four, the wise know as friends.</text:p>
      <text:p text:style-name="P4"/>
      <text:p text:style-name="P4">Attend to them earnestly,</text:p>
      <text:p text:style-name="P4"/>
      <text:p text:style-name="P4">as a mother her child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4-01T14:12:12</meta:creation-date>
    <dc:date>2012-04-09T22:06:07</dc:date>
    <meta:editing-duration>PT16M8S</meta:editing-duration>
    <meta:editing-cycles>2</meta:editing-cycles>
    <meta:generator>LibreOffice/3.3$Unix LibreOffice_project/330m19$Build-401</meta:generator>
    <meta:document-statistic meta:table-count="0" meta:image-count="0" meta:object-count="0" meta:page-count="1" meta:paragraph-count="22" meta:word-count="164" meta:character-count="889"/>
  </office:meta>
</office:document-meta>
</file>